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officeooo:paragraph-rsid="000930f1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serif" fo:font-size="11pt" fo:font-weight="bold" officeooo:paragraph-rsid="000930f1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serif" fo:font-size="10pt" fo:font-weight="bold" officeooo:rsid="000930f1" officeooo:paragraph-rsid="000930f1" style:font-size-asian="8.75pt" style:font-weight-asian="bold" style:font-size-complex="10pt" style:font-weight-complex="bold"/>
    </style:style>
    <style:style style:name="P4" style:family="paragraph" style:parent-style-name="Standard">
      <style:text-properties style:font-name="serif" fo:font-size="10pt" fo:font-weight="normal" officeooo:rsid="000930f1" officeooo:paragraph-rsid="000930f1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serif" fo:font-size="10pt" style:text-underline-style="none" fo:font-weight="bold" officeooo:rsid="000930f1" officeooo:paragraph-rsid="000930f1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serif" fo:font-size="10pt" style:text-underline-style="none" fo:font-weight="bold" officeooo:rsid="000976ad" officeooo:paragraph-rsid="000976ad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serif" fo:font-size="10pt" style:text-underline-style="none" fo:font-weight="normal" officeooo:rsid="000930f1" officeooo:paragraph-rsid="000976ad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serif" fo:font-size="10pt" style:text-underline-style="solid" style:text-underline-width="auto" style:text-underline-color="font-color" fo:font-weight="bold" officeooo:rsid="001d0ea5" officeooo:paragraph-rsid="0020581a" style:font-size-asian="8.75pt" style:font-weight-asian="bold" style:font-size-complex="10pt" style:font-weight-complex="bold"/>
    </style:style>
    <style:style style:name="P9" style:family="paragraph" style:parent-style-name="Standard">
      <style:text-properties style:font-name="serif" fo:font-size="10pt" style:text-underline-style="solid" style:text-underline-width="auto" style:text-underline-color="font-color" fo:font-weight="bold" officeooo:rsid="000930f1" officeooo:paragraph-rsid="0020581a" style:font-size-asian="8.75pt" style:font-weight-asian="bold" style:font-size-complex="10pt" style:font-weight-complex="bold"/>
    </style:style>
    <style:style style:name="P10" style:family="paragraph" style:parent-style-name="Standard">
      <style:text-properties style:font-name="serif" fo:font-size="10pt" style:text-underline-style="solid" style:text-underline-width="auto" style:text-underline-color="font-color" fo:font-weight="bold" officeooo:rsid="0020581a" officeooo:paragraph-rsid="0020581a" style:font-size-asian="8.75pt" style:font-weight-asian="bold" style:font-size-complex="10pt" style:font-weight-complex="bold"/>
    </style:style>
    <style:style style:name="P11" style:family="paragraph" style:parent-style-name="Standard">
      <style:text-properties style:font-name="serif" fo:font-size="10pt" style:text-underline-style="solid" style:text-underline-width="auto" style:text-underline-color="font-color" fo:font-weight="bold" officeooo:rsid="0023bb35" officeooo:paragraph-rsid="0023bb35" style:font-size-asian="8.75pt" style:font-weight-asian="bold" style:font-size-complex="10pt" style:font-weight-complex="bold"/>
    </style:style>
    <style:style style:name="P12" style:family="paragraph" style:parent-style-name="Standard">
      <style:text-properties style:font-name="serif" fo:font-size="10pt" style:text-underline-style="solid" style:text-underline-width="auto" style:text-underline-color="font-color" fo:font-weight="normal" officeooo:rsid="000930f1" officeooo:paragraph-rsid="0020581a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0930f1" officeooo:paragraph-rsid="001ba494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0930f1" officeooo:paragraph-rsid="001d0ea5" style:font-size-asian="8.75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0930f1" officeooo:paragraph-rsid="001f5023" style:font-size-asian="8.75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0930f1" officeooo:paragraph-rsid="0020581a" style:font-size-asian="8.75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0930f1" officeooo:paragraph-rsid="0021a5ce" style:font-size-asian="8.75pt" style:font-weight-asian="normal" style:font-size-complex="10pt" style:font-weight-complex="normal"/>
    </style:style>
    <style:style style:name="T1" style:family="text">
      <style:text-properties style:font-name="serif"/>
    </style:style>
    <style:style style:name="T2" style:family="text">
      <style:text-properties style:font-name="serif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serif" style:text-underline-style="solid" style:text-underline-width="auto" style:text-underline-color="font-color" fo:font-weight="bold" officeooo:rsid="001ba494" style:font-weight-asian="bold" style:font-weight-complex="bold"/>
    </style:style>
    <style:style style:name="T4" style:family="text">
      <style:text-properties style:font-name="serif" style:text-underline-style="none"/>
    </style:style>
    <style:style style:name="T5" style:family="text">
      <style:text-properties style:font-name="serif" style:text-underline-style="none" fo:font-weight="normal" style:font-weight-asian="normal" style:font-weight-complex="normal"/>
    </style:style>
    <style:style style:name="T6" style:family="text">
      <style:text-properties style:font-name="serif" style:text-underline-style="none" fo:font-weight="normal" officeooo:rsid="000930f1" style:font-weight-asian="normal" style:font-weight-complex="normal"/>
    </style:style>
    <style:style style:name="T7" style:family="text">
      <style:text-properties style:font-name="serif" style:text-underline-style="none" officeooo:rsid="001ba494"/>
    </style:style>
    <style:style style:name="T8" style:family="text">
      <style:text-properties style:font-name="serif" style:text-underline-style="none" officeooo:rsid="000a6839"/>
    </style:style>
    <style:style style:name="T9" style:family="text">
      <style:text-properties style:font-name="serif" style:text-underline-style="none" officeooo:rsid="001d0ea5"/>
    </style:style>
    <style:style style:name="T10" style:family="text">
      <style:text-properties style:font-name="serif" style:text-underline-style="none" officeooo:rsid="0021a5ce"/>
    </style:style>
    <style:style style:name="T11" style:family="text">
      <style:text-properties style:font-name="serif" officeooo:rsid="000a6839"/>
    </style:style>
    <style:style style:name="T12" style:family="text">
      <style:text-properties style:font-name="serif" officeooo:rsid="001ba494"/>
    </style:style>
    <style:style style:name="T13" style:family="text">
      <style:text-properties style:font-name="serif" officeooo:rsid="001d0ea5"/>
    </style:style>
    <style:style style:name="T14" style:family="text">
      <style:text-properties style:font-name="serif" officeooo:rsid="0021a5ce"/>
    </style:style>
    <style:style style:name="T15" style:family="text">
      <style:text-properties style:font-name="sans-serif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0930f1" style:font-weight-asian="normal" style:font-weight-complex="normal"/>
    </style:style>
    <style:style style:name="T20" style:family="text">
      <style:text-properties style:text-underline-style="none" fo:font-weight="normal" officeooo:rsid="001ba494" style:font-weight-asian="normal" style:font-weight-complex="normal"/>
    </style:style>
    <style:style style:name="T21" style:family="text">
      <style:text-properties style:text-underline-style="none" officeooo:rsid="001ba494"/>
    </style:style>
    <style:style style:name="T22" style:family="text">
      <style:text-properties style:text-underline-style="none" officeooo:rsid="001d0ea5"/>
    </style:style>
    <style:style style:name="T23" style:family="text">
      <style:text-properties style:text-underline-style="none" officeooo:rsid="000a6839"/>
    </style:style>
    <style:style style:name="T24" style:family="text">
      <style:text-properties style:text-underline-style="none" fo:font-weight="bold" officeooo:rsid="001ba494" style:font-weight-asian="bold" style:font-weight-complex="bold"/>
    </style:style>
    <style:style style:name="T25" style:family="text">
      <style:text-properties style:text-underline-style="none" fo:font-weight="bold" officeooo:rsid="001d0ea5" style:font-weight-asian="bold" style:font-weight-complex="bold"/>
    </style:style>
    <style:style style:name="T26" style:family="text">
      <style:text-properties fo:font-weight="bold" officeooo:rsid="001ba494" style:font-weight-asian="bold" style:font-weight-complex="bold"/>
    </style:style>
    <style:style style:name="T27" style:family="text">
      <style:text-properties fo:font-weight="bold" officeooo:rsid="001d0ea5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a peluquería desea llevar el control de sus empleadas </text:span><text:span text:style-name="T15">y </text:span><text:span text:style-name="T1">de sus clientes así como losservicios que se prestan. Se desea almacenar la siguiente información: </text:span></text:p>
      <text:p text:style-name="P2"/>
      <text:p text:style-name="P1">• <text:span text:style-name="T1">Empleadas: DNI, Nombre, Especialidad (Masaje, Corte, Color, Manicuras, Rulos, etc.)</text:span></text:p>
      <text:p text:style-name="P1">• <text:span text:style-name="T1">Clientes: Datos personales (DNI, Nombre, Teléfono)</text:span></text:p>
      <text:p text:style-name="P1">• <text:span text:style-name="T1">Servicios prestados: Qué empleada atendió a qué cliente, </text:span><text:span text:style-name="T15">y </text:span><text:span text:style-name="T1">qué tipo de servicio le prestó en qué fecha </text:span><text:span text:style-name="T15">y </text:span><text:span text:style-name="T1">hora. De los diferentes servicios que ofrece la peluquería tendremos para cada uno el precio que se le cobra al cliente.</text:span></text:p>
      <text:p text:style-name="P1">• <text:span text:style-name="T1">Citas: Fecha </text:span><text:span text:style-name="T15">y </text:span><text:span text:style-name="T1">Hora en la que se cita al cliente.</text:span></text:p>
      <text:p text:style-name="P1">• <text:span text:style-name="T1">Ventas de cosméticos: tendremos que almacenar todos los productos que vendemos con el precio unitario y la cantidad que tenemos en el almacén. También almacenaremos que empleada vende un producto, a que cliente, la fecha, hora y el precio que se le cobra. </text:span></text:p>
      <text:p text:style-name="P2"/>
      <text:p text:style-name="P3">1FN</text:p>
      <text:p text:style-name="P13"><text:span text:style-name="T2">codVenta</text:span><text:span text:style-name="T4">, </text:span><text:span text:style-name="T2">codServicio</text:span><text:span text:style-name="T3">Prestado</text:span><text:span text:style-name="T4">, </text:span><text:span text:style-name="T2">codArticulo</text:span><text:span text:style-name="T4">, </text:span><text:span text:style-name="T2">codCita</text:span><text:span text:style-name="T4">, </text:span><text:span text:style-name="T1">dniEmpleada, nombreEmpleada, codEspecialidad, descripcionEspecialidad, dniCliente, nombreCliente, tlfCliente, </text:span><text:span text:style-name="T12">precioServicioPrestado,</text:span><text:span text:style-name="T11"> </text:span><text:span text:style-name="T1">fechaHoraServicio, </text:span><text:span text:style-name="T12">co</text:span><text:span text:style-name="T13">d</text:span><text:span text:style-name="T12">TipoServicio, </text:span><text:span text:style-name="T11">descripcion</text:span><text:span text:style-name="T12">Tipo</text:span><text:span text:style-name="T11">Servicio,</text:span><text:span text:style-name="T1"> precio</text:span><text:span text:style-name="T12">Tipo</text:span><text:span text:style-name="T1">Servicio,</text:span><text:span text:style-name="T4"> </text:span><text:span text:style-name="T1">fechaHoraCita, descripcionArticulo, precioUnitario, cantidadAlmacen, fechaHoraVenta, precioVenta</text:span></text:p>
      <text:p text:style-name="P4"/>
      <text:p text:style-name="P5"/>
      <text:p text:style-name="P5">2FN</text:p>
      <text:p text:style-name="P13"><text:span text:style-name="T2">codVenta</text:span><text:span text:style-name="T4">, </text:span><text:span text:style-name="T2">codServicio</text:span><text:span text:style-name="T3">Prestado</text:span><text:span text:style-name="T4">, </text:span><text:span text:style-name="T2">codArticulo</text:span><text:span text:style-name="T4">, </text:span><text:span text:style-name="T2">codCita</text:span></text:p>
      <text:p text:style-name="P13"><text:span text:style-name="T4"/></text:p>
      <text:p text:style-name="P17"><text:span text:style-name="T2">codVenta</text:span><text:span text:style-name="T4">, dniEmpleada, nombreEmpleada, codEspecialidad, descripcionEspecialidad, dniCliente, nombreCliente, tlfCliente, fechaHoraVenta, </text:span><text:span text:style-name="T10">precioVenta</text:span></text:p>
      <text:p text:style-name="P13"><text:span text:style-name="T4"/></text:p>
      <text:p text:style-name="P15"><text:span text:style-name="T2">codServicio</text:span><text:span text:style-name="T3">Prestado</text:span><text:span text:style-name="T4">, dniEmpleada, nombreEmpleada, codEspecialidad, descripcionEspecialidad, dniCliente, nombreCliente, tlfCliente</text:span><text:span text:style-name="T7">, </text:span><text:span text:style-name="T4">fechaHoraServicio, </text:span><text:span text:style-name="T7">co</text:span><text:span text:style-name="T9">d</text:span><text:span text:style-name="T7">TipoServicio, </text:span><text:span text:style-name="T8">descripcion</text:span><text:span text:style-name="T7">Tipo</text:span><text:span text:style-name="T8">Servicio,</text:span><text:span text:style-name="T4"> precio</text:span><text:span text:style-name="T7">Tipo</text:span><text:span text:style-name="T4">Servicio</text:span></text:p>
      <text:p text:style-name="P14"><text:span text:style-name="T4"/></text:p>
      <text:p text:style-name="P15"><text:span text:style-name="T2">codCita</text:span><text:span text:style-name="T4">, fechaHoraCita, dniCliente, nombreCliente, tlfCliente</text:span></text:p>
      <text:p text:style-name="P14"><text:span text:style-name="T4"/></text:p>
      <text:p text:style-name="P14"><text:span text:style-name="T2">codArticulo</text:span><text:span text:style-name="T4">, descripcionArticulo, precioUnitario, cantidadAlmacen</text:span></text:p>
      <text:p text:style-name="P14"><text:span text:style-name="T4"/></text:p>
      <text:p text:style-name="P7"/>
      <text:p text:style-name="P6">3FN</text:p>
      <text:p text:style-name="P16"><text:span text:style-name="T2">codVenta</text:span><text:span text:style-name="T4">, </text:span><text:span text:style-name="T2">codServicio</text:span><text:span text:style-name="T3">Prestado</text:span><text:span text:style-name="T4">, </text:span><text:span text:style-name="T2">codArticulo</text:span><text:span text:style-name="T4">, </text:span><text:span text:style-name="T2">codCita</text:span></text:p>
      <text:p text:style-name="P16"><text:span text:style-name="T4"/></text:p>
      <text:p text:style-name="P17"><text:span text:style-name="T2">codVenta</text:span><text:span text:style-name="T4">, dniEmpleada, dniCliente, fechaHoraVenta, </text:span><text:span text:style-name="T10">precioVenta</text:span></text:p>
      <text:p text:style-name="P16"><text:span text:style-name="T4"/></text:p>
      <text:p text:style-name="P16"><text:span text:style-name="T2">codServicio</text:span><text:span text:style-name="T3">Prestado</text:span><text:span text:style-name="T4">, dniEmpleada, dniCliente,</text:span><text:span text:style-name="T7"> </text:span><text:span text:style-name="T4">fechaHoraServicio, </text:span><text:span text:style-name="T7">co</text:span><text:span text:style-name="T9">d</text:span><text:span text:style-name="T7">TipoServicio</text:span></text:p>
      <text:p text:style-name="P16"><text:span text:style-name="T4"/></text:p>
      <text:p text:style-name="P16"><text:span text:style-name="T2">codCita</text:span><text:span text:style-name="T4">, fechaHoraCita, dniCliente</text:span></text:p>
      <text:p text:style-name="P16"><text:span text:style-name="T4"/></text:p>
      <text:p text:style-name="P16"><text:span text:style-name="T2">codArticulo</text:span><text:span text:style-name="T4">, descripcionArticulo, precioUnitario, cantidadAlmacen</text:span></text:p>
      <text:p text:style-name="P8"><text:span text:style-name="T19"/></text:p>
      <text:p text:style-name="P9">dniEmpleada<text:span text:style-name="T18">, nombreEmpleada</text:span></text:p>
      <text:p text:style-name="P9"><text:span text:style-name="T18"/></text:p>
      <text:p text:style-name="P9">codEspecialidad<text:span text:style-name="T18">, descripcionEspecialidad</text:span></text:p>
      <text:p text:style-name="P9"><text:span text:style-name="T18"/></text:p>
      <text:p text:style-name="P11">dniEmpleada<text:span text:style-name="T18">, </text:span>codEspecialidad</text:p>
      <text:p text:style-name="P9"><text:span text:style-name="T18"/></text:p>
      <text:p text:style-name="P10">dniCliente<text:span text:style-name="T18">,</text:span><text:span text:style-name="T19"> nombreCliente, tlfCliente</text:span></text:p>
      <text:p text:style-name="P10"><text:span text:style-name="T19"/></text:p>
      <text:p text:style-name="P12"><text:span text:style-name="T26">co</text:span><text:span text:style-name="T27">d</text:span><text:span text:style-name="T26">TipoServicio</text:span><text:span text:style-name="T21">, </text:span><text:span text:style-name="T23">descripcion</text:span><text:span text:style-name="T21">Tipo</text:span><text:span text:style-name="T23">Servicio,</text:span><text:span text:style-name="T17"> precio</text:span><text:span text:style-name="T21">Tipo</text:span><text:span text:style-name="T17">Servici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13:35:42.179000000</meta:creation-date>
    <dc:date>2020-02-06T16:33:07.153000000</dc:date>
    <meta:editing-duration>PT1H4M43S</meta:editing-duration>
    <meta:editing-cycles>23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25" meta:word-count="233" meta:character-count="2221" meta:non-whitespace-character-count="2011"/>
  </office:meta>
</office:document-meta>
</file>